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76d" officeooo:paragraph-rsid="0011876d"/>
    </style:style>
    <style:style style:name="P2" style:family="paragraph" style:parent-style-name="Standard">
      <style:text-properties officeooo:rsid="0011876d" officeooo:paragraph-rsid="0011876d"/>
    </style:style>
    <style:style style:name="T1" style:family="text">
      <style:text-properties officeooo:rsid="0012b7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lanGraph ki R&amp;D.</text:p>
      <text:p text:style-name="P1">2. AI economic agent main or data insert karna hai Financial accounts ka.<text:line-break/>3. AI economic agent ko separately machine learning k algorithms implement kar ke train karna hai.</text:p>
      <text:p text:style-name="P1"><text:tab/><text:span text:style-name="T1">Isme ML Algo’s is liye lagany hain kyun k is data ko train karna hai ML algo’s se or ye data ki </text:span></text:p>
      <text:p text:style-name="P1"><text:tab/><text:span text:style-name="T1">understanding kar lain ye algo’s. 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20:14:24.116185760</meta:creation-date>
    <dc:date>2025-12-08T17:19:38.301640348</dc:date>
    <meta:editing-duration>PT3H21M2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4" meta:word-count="60" meta:character-count="323" meta:non-whitespace-character-count="263"/>
  </office:meta>
</office:document-meta>
</file>